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460e" officeooo:paragraph-rsid="000a460e"/>
    </style:style>
    <style:style style:name="P2" style:family="paragraph" style:parent-style-name="Standard">
      <style:paragraph-properties fo:text-align="justify" style:justify-single-word="false"/>
      <style:text-properties officeooo:rsid="001146a8" officeooo:paragraph-rsid="001146a8"/>
    </style:style>
    <style:style style:name="P3" style:family="paragraph" style:parent-style-name="Standard">
      <style:paragraph-properties fo:text-align="justify" style:justify-single-word="false"/>
      <style:text-properties officeooo:rsid="0011d2d5" officeooo:paragraph-rsid="0011d2d5"/>
    </style:style>
    <style:style style:name="P4" style:family="paragraph" style:parent-style-name="Standard">
      <style:paragraph-properties fo:text-align="justify" style:justify-single-word="false"/>
      <style:text-properties officeooo:rsid="0011dd5c" officeooo:paragraph-rsid="0011dd5c"/>
    </style:style>
    <style:style style:name="P5" style:family="paragraph" style:parent-style-name="Standard">
      <style:paragraph-properties fo:text-align="justify" style:justify-single-word="false"/>
      <style:text-properties officeooo:rsid="0011dd5c" officeooo:paragraph-rsid="002c0345"/>
    </style:style>
    <style:style style:name="P6" style:family="paragraph" style:parent-style-name="Standard">
      <style:paragraph-properties fo:text-align="justify" style:justify-single-word="false"/>
      <style:text-properties officeooo:rsid="00364a50" officeooo:paragraph-rsid="00364a50"/>
    </style:style>
    <style:style style:name="P7" style:family="paragraph" style:parent-style-name="Standard">
      <style:paragraph-properties fo:text-align="justify" style:justify-single-word="false"/>
      <style:text-properties officeooo:rsid="0045dea1" officeooo:paragraph-rsid="0045dea1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officeooo:rsid="00058d33" officeooo:paragraph-rsid="00058d33"/>
    </style:style>
    <style:style style:name="P12" style:family="paragraph" style:parent-style-name="Standard">
      <style:paragraph-properties fo:text-align="justify" style:justify-single-word="false" fo:break-before="page"/>
      <style:text-properties officeooo:rsid="00058d33" officeooo:paragraph-rsid="00058d33"/>
    </style:style>
    <style:style style:name="P13" style:family="paragraph" style:parent-style-name="Text_20_body">
      <style:paragraph-properties fo:text-align="justify" style:justify-single-word="false"/>
      <style:text-properties officeooo:rsid="0068ae93" officeooo:paragraph-rsid="0068ae93"/>
    </style:style>
    <style:style style:name="P14" style:family="paragraph" style:parent-style-name="Text_20_body">
      <style:paragraph-properties fo:text-align="justify" style:justify-single-word="false"/>
      <style:text-properties officeooo:rsid="006a7c4e" officeooo:paragraph-rsid="006a7c4e"/>
    </style:style>
    <style:style style:name="P15" style:family="paragraph" style:parent-style-name="Text_20_body">
      <style:paragraph-properties fo:text-align="justify" style:justify-single-word="false"/>
      <style:text-properties officeooo:rsid="007238e3" officeooo:paragraph-rsid="007238e3"/>
    </style:style>
    <style:style style:name="P16" style:family="paragraph" style:parent-style-name="Text_20_body">
      <style:paragraph-properties fo:text-align="justify" style:justify-single-word="false"/>
      <style:text-properties officeooo:rsid="00839cb1" officeooo:paragraph-rsid="009538e6"/>
    </style:style>
    <style:style style:name="P17" style:family="paragraph" style:parent-style-name="Text_20_body">
      <style:paragraph-properties fo:text-align="justify" style:justify-single-word="false"/>
      <style:text-properties officeooo:rsid="0094660b" officeooo:paragraph-rsid="0094660b"/>
    </style:style>
    <style:style style:name="P18" style:family="paragraph" style:parent-style-name="Text_20_body">
      <style:paragraph-properties fo:text-align="justify" style:justify-single-word="false"/>
      <style:text-properties officeooo:rsid="00957a00" officeooo:paragraph-rsid="00957a00"/>
    </style:style>
    <style:style style:name="P19" style:family="paragraph" style:parent-style-name="Text_20_body">
      <style:paragraph-properties fo:text-align="justify" style:justify-single-word="false"/>
      <style:text-properties officeooo:rsid="00af4935" officeooo:paragraph-rsid="00b36b30"/>
    </style:style>
    <style:style style:name="P20" style:family="paragraph" style:parent-style-name="Text_20_body">
      <style:paragraph-properties fo:text-align="justify" style:justify-single-word="false"/>
      <style:text-properties officeooo:rsid="00b47822" officeooo:paragraph-rsid="00b66478"/>
    </style:style>
    <style:style style:name="P21" style:family="paragraph" style:parent-style-name="Text_20_body">
      <style:paragraph-properties fo:text-align="justify" style:justify-single-word="false"/>
      <style:text-properties officeooo:rsid="00b98de8" officeooo:paragraph-rsid="00b98de8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Header">
      <style:paragraph-properties fo:text-align="center" style:justify-single-word="false"/>
      <style:text-properties fo:font-size="26pt" fo:font-weight="bold" officeooo:rsid="0004c5c3" officeooo:paragraph-rsid="0004c5c3" style:font-size-asian="26pt" style:font-weight-asian="bold" style:font-size-complex="26pt" style:font-weight-complex="bold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3">
      <style:paragraph-properties fo:text-align="justify" style:justify-single-word="false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58d33" officeooo:paragraph-rsid="00058d33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07d7f3" officeooo:paragraph-rsid="0007d7f3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08b955" officeooo:paragraph-rsid="0008b955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0a460e" officeooo:paragraph-rsid="000a460e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0a460e" officeooo:paragraph-rsid="000dfce7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0c30fa" officeooo:paragraph-rsid="000dfce7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0dfce7" officeooo:paragraph-rsid="000dfce7"/>
    </style:style>
    <style:style style:name="P36" style:family="paragraph" style:parent-style-name="Standard" style:list-style-name="L3">
      <style:paragraph-properties fo:text-align="justify" style:justify-single-word="false"/>
      <style:text-properties officeooo:rsid="002c0345" officeooo:paragraph-rsid="002c0345"/>
    </style:style>
    <style:style style:name="P37" style:family="paragraph" style:parent-style-name="Standard" style:list-style-name="L3">
      <style:paragraph-properties fo:text-align="justify" style:justify-single-word="false"/>
      <style:text-properties officeooo:rsid="002cc902" officeooo:paragraph-rsid="002cc902"/>
    </style:style>
    <style:style style:name="P38" style:family="paragraph" style:parent-style-name="Standard" style:list-style-name="L4">
      <style:paragraph-properties fo:text-align="justify" style:justify-single-word="false"/>
      <style:text-properties officeooo:rsid="0045dea1" officeooo:paragraph-rsid="0045dea1"/>
    </style:style>
    <style:style style:name="P39" style:family="paragraph" style:parent-style-name="Standard" style:list-style-name="L4">
      <style:paragraph-properties fo:text-align="justify" style:justify-single-word="false"/>
      <style:text-properties officeooo:rsid="0049a278" officeooo:paragraph-rsid="0049a278"/>
    </style:style>
    <style:style style:name="P40" style:family="paragraph" style:parent-style-name="Standard" style:list-style-name="L4">
      <style:paragraph-properties fo:text-align="justify" style:justify-single-word="false"/>
      <style:text-properties officeooo:rsid="004c1e25" officeooo:paragraph-rsid="004c1e25"/>
    </style:style>
    <style:style style:name="P41" style:family="paragraph" style:parent-style-name="Standard" style:list-style-name="L4">
      <style:paragraph-properties fo:text-align="justify" style:justify-single-word="false"/>
      <style:text-properties officeooo:rsid="004f7df9" officeooo:paragraph-rsid="004f7df9"/>
    </style:style>
    <style:style style:name="P42" style:family="paragraph" style:parent-style-name="Standard" style:list-style-name="L4">
      <style:paragraph-properties fo:text-align="justify" style:justify-single-word="false"/>
      <style:text-properties officeooo:rsid="00531629" officeooo:paragraph-rsid="00531629"/>
    </style:style>
    <style:style style:name="P43" style:family="paragraph" style:parent-style-name="Standard" style:list-style-name="L4">
      <style:paragraph-properties fo:text-align="justify" style:justify-single-word="false"/>
      <style:text-properties officeooo:rsid="00558be0" officeooo:paragraph-rsid="00558be0"/>
    </style:style>
    <style:style style:name="P44" style:family="paragraph" style:parent-style-name="Standard" style:list-style-name="L4">
      <style:paragraph-properties fo:text-align="justify" style:justify-single-word="false"/>
      <style:text-properties officeooo:rsid="0057637d" officeooo:paragraph-rsid="00597b68"/>
    </style:style>
    <style:style style:name="P45" style:family="paragraph" style:parent-style-name="Standard" style:list-style-name="L4">
      <style:paragraph-properties fo:text-align="justify" style:justify-single-word="false"/>
      <style:text-properties officeooo:rsid="00599d5a" officeooo:paragraph-rsid="00599d5a"/>
    </style:style>
    <style:style style:name="P46" style:family="paragraph" style:parent-style-name="Standard" style:list-style-name="L4">
      <style:paragraph-properties fo:text-align="justify" style:justify-single-word="false"/>
      <style:text-properties officeooo:rsid="005e28a2" officeooo:paragraph-rsid="005e28a2"/>
    </style:style>
    <style:style style:name="P47" style:family="paragraph" style:parent-style-name="Standard" style:list-style-name="L4">
      <style:paragraph-properties fo:text-align="justify" style:justify-single-word="false"/>
      <style:text-properties officeooo:rsid="005fe488" officeooo:paragraph-rsid="005fe488"/>
    </style:style>
    <style:style style:name="P48" style:family="paragraph" style:parent-style-name="Standard" style:list-style-name="L4">
      <style:paragraph-properties fo:text-align="justify" style:justify-single-word="false"/>
      <style:text-properties officeooo:rsid="0062a578" officeooo:paragraph-rsid="0062a578"/>
    </style:style>
    <style:style style:name="P49" style:family="paragraph" style:parent-style-name="Text_20_body" style:list-style-name="L5">
      <style:paragraph-properties fo:text-align="justify" style:justify-single-word="false"/>
      <style:text-properties officeooo:rsid="0066d923" officeooo:paragraph-rsid="0066d923"/>
    </style:style>
    <style:style style:name="P50" style:family="paragraph" style:parent-style-name="Text_20_body" style:list-style-name="L6">
      <style:paragraph-properties fo:text-align="justify" style:justify-single-word="false"/>
      <style:text-properties officeooo:rsid="006a7c4e" officeooo:paragraph-rsid="006a7c4e"/>
    </style:style>
    <style:style style:name="P51" style:family="paragraph" style:parent-style-name="Text_20_body" style:list-style-name="L7">
      <style:paragraph-properties fo:text-align="justify" style:justify-single-word="false"/>
      <style:text-properties officeooo:rsid="006dd706" officeooo:paragraph-rsid="006dd706"/>
    </style:style>
    <style:style style:name="P52" style:family="paragraph" style:parent-style-name="Text_20_body" style:list-style-name="L7">
      <style:paragraph-properties fo:text-align="justify" style:justify-single-word="false"/>
      <style:text-properties officeooo:rsid="006f597e" officeooo:paragraph-rsid="006f597e"/>
    </style:style>
    <style:style style:name="P53" style:family="paragraph" style:parent-style-name="Text_20_body" style:list-style-name="L7">
      <style:paragraph-properties fo:text-align="justify" style:justify-single-word="false"/>
      <style:text-properties officeooo:rsid="007238e3" officeooo:paragraph-rsid="007238e3"/>
    </style:style>
    <style:style style:name="P54" style:family="paragraph" style:parent-style-name="Text_20_body" style:list-style-name="L8">
      <style:paragraph-properties fo:text-align="justify" style:justify-single-word="false"/>
      <style:text-properties officeooo:rsid="00730e76" officeooo:paragraph-rsid="00730e76"/>
    </style:style>
    <style:style style:name="P55" style:family="paragraph" style:parent-style-name="Text_20_body" style:list-style-name="L8">
      <style:paragraph-properties fo:text-align="justify" style:justify-single-word="false"/>
      <style:text-properties officeooo:rsid="007455f4" officeooo:paragraph-rsid="007455f4"/>
    </style:style>
    <style:style style:name="P56" style:family="paragraph" style:parent-style-name="Text_20_body" style:list-style-name="L8">
      <style:paragraph-properties fo:text-align="justify" style:justify-single-word="false"/>
      <style:text-properties officeooo:rsid="0076d34a" officeooo:paragraph-rsid="0076d34a"/>
    </style:style>
    <style:style style:name="P57" style:family="paragraph" style:parent-style-name="Text_20_body" style:list-style-name="L8">
      <style:paragraph-properties fo:text-align="justify" style:justify-single-word="false"/>
      <style:text-properties officeooo:rsid="007ca9a9" officeooo:paragraph-rsid="007db1d7"/>
    </style:style>
    <style:style style:name="P58" style:family="paragraph" style:parent-style-name="Text_20_body" style:list-style-name="L8">
      <style:paragraph-properties fo:text-align="justify" style:justify-single-word="false"/>
      <style:text-properties officeooo:rsid="007db1d7" officeooo:paragraph-rsid="007db1d7"/>
    </style:style>
    <style:style style:name="P59" style:family="paragraph" style:parent-style-name="Text_20_body" style:list-style-name="L8">
      <style:paragraph-properties fo:text-align="justify" style:justify-single-word="false"/>
      <style:text-properties officeooo:rsid="007f3247" officeooo:paragraph-rsid="007f3247"/>
    </style:style>
    <style:style style:name="P60" style:family="paragraph" style:parent-style-name="Text_20_body" style:list-style-name="L9">
      <style:paragraph-properties fo:text-align="justify" style:justify-single-word="false"/>
      <style:text-properties officeooo:rsid="00813c5e" officeooo:paragraph-rsid="00813c5e"/>
    </style:style>
    <style:style style:name="P61" style:family="paragraph" style:parent-style-name="Text_20_body" style:list-style-name="L9">
      <style:paragraph-properties fo:text-align="justify" style:justify-single-word="false"/>
      <style:text-properties officeooo:rsid="008459a6" officeooo:paragraph-rsid="008459a6"/>
    </style:style>
    <style:style style:name="P62" style:family="paragraph" style:parent-style-name="Text_20_body" style:list-style-name="L9">
      <style:paragraph-properties fo:text-align="justify" style:justify-single-word="false"/>
      <style:text-properties officeooo:rsid="0086ea59" officeooo:paragraph-rsid="0086ea59"/>
    </style:style>
    <style:style style:name="P63" style:family="paragraph" style:parent-style-name="Text_20_body" style:list-style-name="L9">
      <style:paragraph-properties fo:text-align="justify" style:justify-single-word="false"/>
      <style:text-properties officeooo:rsid="00876827" officeooo:paragraph-rsid="00876827"/>
    </style:style>
    <style:style style:name="P64" style:family="paragraph" style:parent-style-name="Text_20_body" style:list-style-name="L9">
      <style:paragraph-properties fo:text-align="justify" style:justify-single-word="false"/>
      <style:text-properties officeooo:rsid="00819d2b" officeooo:paragraph-rsid="00819d2b"/>
    </style:style>
    <style:style style:name="P65" style:family="paragraph" style:parent-style-name="Text_20_body" style:list-style-name="L9">
      <style:paragraph-properties fo:text-align="justify" style:justify-single-word="false"/>
      <style:text-properties officeooo:rsid="00839cb1" officeooo:paragraph-rsid="00839cb1"/>
    </style:style>
    <style:style style:name="P66" style:family="paragraph" style:parent-style-name="Text_20_body">
      <style:paragraph-properties fo:text-align="justify" style:justify-single-word="false"/>
      <style:text-properties officeooo:rsid="00908869" officeooo:paragraph-rsid="009538e6"/>
    </style:style>
    <style:style style:name="P67" style:family="paragraph" style:parent-style-name="Text_20_body" style:list-style-name="L10">
      <style:paragraph-properties fo:text-align="justify" style:justify-single-word="false"/>
      <style:text-properties officeooo:rsid="00908869" officeooo:paragraph-rsid="00908869"/>
    </style:style>
    <style:style style:name="P68" style:family="paragraph" style:parent-style-name="Text_20_body" style:list-style-name="L10">
      <style:paragraph-properties fo:text-align="justify" style:justify-single-word="false"/>
      <style:text-properties officeooo:rsid="00914ad1" officeooo:paragraph-rsid="00914ad1"/>
    </style:style>
    <style:style style:name="P69" style:family="paragraph" style:parent-style-name="Text_20_body" style:list-style-name="L10">
      <style:paragraph-properties fo:text-align="justify" style:justify-single-word="false"/>
      <style:text-properties officeooo:rsid="0092904b" officeooo:paragraph-rsid="0092904b"/>
    </style:style>
    <style:style style:name="P70" style:family="paragraph" style:parent-style-name="Text_20_body" style:list-style-name="L11">
      <style:paragraph-properties fo:text-align="justify" style:justify-single-word="false"/>
      <style:text-properties officeooo:rsid="00957a00" officeooo:paragraph-rsid="00957a00"/>
    </style:style>
    <style:style style:name="P71" style:family="paragraph" style:parent-style-name="Text_20_body" style:list-style-name="L12">
      <style:paragraph-properties fo:text-align="justify" style:justify-single-word="false"/>
      <style:text-properties officeooo:rsid="009f70e0" officeooo:paragraph-rsid="009f70e0"/>
    </style:style>
    <style:style style:name="P72" style:family="paragraph" style:parent-style-name="Text_20_body" style:list-style-name="L12">
      <style:paragraph-properties fo:text-align="justify" style:justify-single-word="false"/>
      <style:text-properties officeooo:rsid="00a0ecf8" officeooo:paragraph-rsid="00a0ecf8"/>
    </style:style>
    <style:style style:name="P73" style:family="paragraph" style:parent-style-name="Text_20_body" style:list-style-name="L12">
      <style:paragraph-properties fo:text-align="justify" style:justify-single-word="false"/>
      <style:text-properties officeooo:rsid="00a29921" officeooo:paragraph-rsid="00a29921"/>
    </style:style>
    <style:style style:name="P74" style:family="paragraph" style:parent-style-name="Text_20_body" style:list-style-name="L12">
      <style:paragraph-properties fo:text-align="justify" style:justify-single-word="false"/>
      <style:text-properties officeooo:rsid="00a33dad" officeooo:paragraph-rsid="00a33dad"/>
    </style:style>
    <style:style style:name="P75" style:family="paragraph" style:parent-style-name="Text_20_body" style:list-style-name="L12">
      <style:paragraph-properties fo:text-align="justify" style:justify-single-word="false"/>
      <style:text-properties officeooo:rsid="00a4697e" officeooo:paragraph-rsid="00a4697e"/>
    </style:style>
    <style:style style:name="P76" style:family="paragraph" style:parent-style-name="Text_20_body" style:list-style-name="L12">
      <style:paragraph-properties fo:text-align="justify" style:justify-single-word="false"/>
      <style:text-properties officeooo:rsid="00a5a70e" officeooo:paragraph-rsid="00a5a70e"/>
    </style:style>
    <style:style style:name="P77" style:family="paragraph" style:parent-style-name="Text_20_body" style:list-style-name="L12">
      <style:paragraph-properties fo:text-align="justify" style:justify-single-word="false"/>
      <style:text-properties officeooo:rsid="00a99489" officeooo:paragraph-rsid="00a99489"/>
    </style:style>
    <style:style style:name="P78" style:family="paragraph" style:parent-style-name="Text_20_body" style:list-style-name="L12">
      <style:paragraph-properties fo:text-align="justify" style:justify-single-word="false"/>
      <style:text-properties officeooo:rsid="00acc2c6" officeooo:paragraph-rsid="00acc2c6"/>
    </style:style>
    <style:style style:name="P79" style:family="paragraph" style:parent-style-name="Text_20_body" style:list-style-name="L12">
      <style:paragraph-properties fo:text-align="justify" style:justify-single-word="false"/>
      <style:text-properties officeooo:rsid="00ae6352" officeooo:paragraph-rsid="00ae6352"/>
    </style:style>
    <style:style style:name="P80" style:family="paragraph" style:parent-style-name="Text_20_body" style:list-style-name="L12">
      <style:paragraph-properties fo:text-align="justify" style:justify-single-word="false"/>
      <style:text-properties officeooo:rsid="00af4935" officeooo:paragraph-rsid="00af4935"/>
    </style:style>
    <style:style style:name="P81" style:family="paragraph" style:parent-style-name="Text_20_body" style:list-style-name="L13">
      <style:paragraph-properties fo:text-align="justify" style:justify-single-word="false"/>
      <style:text-properties officeooo:rsid="00b45218" officeooo:paragraph-rsid="00b45218"/>
    </style:style>
    <style:style style:name="P82" style:family="paragraph" style:parent-style-name="Text_20_body" style:list-style-name="L13">
      <style:paragraph-properties fo:text-align="justify" style:justify-single-word="false"/>
      <style:text-properties officeooo:rsid="00b47822" officeooo:paragraph-rsid="00b47822"/>
    </style:style>
    <style:style style:name="P83" style:family="paragraph" style:parent-style-name="Text_20_body" style:list-style-name="L14">
      <style:paragraph-properties fo:text-align="justify" style:justify-single-word="false"/>
      <style:text-properties officeooo:rsid="00b8bae8" officeooo:paragraph-rsid="00b8bae8"/>
    </style:style>
    <style:style style:name="P84" style:family="paragraph" style:parent-style-name="Text_20_body" style:list-style-name="L14">
      <style:paragraph-properties fo:text-align="justify" style:justify-single-word="false"/>
      <style:text-properties officeooo:rsid="00b9292e" officeooo:paragraph-rsid="00b9292e"/>
    </style:style>
    <style:style style:name="P85" style:family="paragraph" style:parent-style-name="Text_20_body" style:list-style-name="L14">
      <style:paragraph-properties fo:text-align="justify" style:justify-single-word="false"/>
      <style:text-properties officeooo:rsid="00b98de8" officeooo:paragraph-rsid="00b98de8"/>
    </style:style>
    <style:style style:name="P86" style:family="paragraph" style:parent-style-name="Text_20_body" style:list-style-name="L15">
      <style:paragraph-properties fo:text-align="justify" style:justify-single-word="false"/>
      <style:text-properties officeooo:rsid="00bb7ec9" officeooo:paragraph-rsid="00bb7ec9"/>
    </style:style>
    <style:style style:name="P87" style:family="paragraph" style:parent-style-name="Text_20_body" style:list-style-name="L15">
      <style:paragraph-properties fo:text-align="justify" style:justify-single-word="false"/>
      <style:text-properties officeooo:rsid="00bbf649" officeooo:paragraph-rsid="00bbf649"/>
    </style:style>
    <style:style style:name="P88" style:family="paragraph" style:parent-style-name="Text_20_body" style:list-style-name="L15">
      <style:paragraph-properties fo:text-align="justify" style:justify-single-word="false"/>
      <style:text-properties officeooo:rsid="00bd693a" officeooo:paragraph-rsid="00bd693a"/>
    </style:style>
    <style:style style:name="P89" style:family="paragraph" style:parent-style-name="Text_20_body" style:list-style-name="L15">
      <style:paragraph-properties fo:text-align="justify" style:justify-single-word="false"/>
      <style:text-properties officeooo:rsid="00bf6576" officeooo:paragraph-rsid="00bf6576"/>
    </style:style>
    <style:style style:name="P90" style:family="paragraph" style:parent-style-name="Text_20_body" style:list-style-name="L15">
      <style:paragraph-properties fo:text-align="justify" style:justify-single-word="false"/>
      <style:text-properties officeooo:rsid="00bf660e" officeooo:paragraph-rsid="00bf660e"/>
    </style:style>
    <style:style style:name="P91" style:family="paragraph" style:parent-style-name="Text_20_body" style:list-style-name="L16">
      <style:text-properties officeooo:rsid="00c03bb1" officeooo:paragraph-rsid="00c03bb1"/>
    </style:style>
    <style:style style:name="T1" style:family="text">
      <style:text-properties officeooo:rsid="00074210"/>
    </style:style>
    <style:style style:name="T2" style:family="text">
      <style:text-properties officeooo:rsid="00081d8c"/>
    </style:style>
    <style:style style:name="T3" style:family="text">
      <style:text-properties officeooo:rsid="0012bd4b"/>
    </style:style>
    <style:style style:name="T4" style:family="text">
      <style:text-properties officeooo:rsid="001429ad"/>
    </style:style>
    <style:style style:name="T5" style:family="text">
      <style:text-properties officeooo:rsid="00147c4b"/>
    </style:style>
    <style:style style:name="T6" style:family="text">
      <style:text-properties officeooo:rsid="00151c95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15f676"/>
    </style:style>
    <style:style style:name="T9" style:family="text">
      <style:text-properties style:text-line-through-style="none" style:text-line-through-type="none" officeooo:rsid="00151c95"/>
    </style:style>
    <style:style style:name="T10" style:family="text">
      <style:text-properties style:text-line-through-style="none" style:text-line-through-type="none" officeooo:rsid="0017be5f"/>
    </style:style>
    <style:style style:name="T11" style:family="text">
      <style:text-properties style:text-line-through-style="none" style:text-line-through-type="none" officeooo:rsid="0018251d"/>
    </style:style>
    <style:style style:name="T12" style:family="text">
      <style:text-properties style:text-line-through-style="none" style:text-line-through-type="none" officeooo:rsid="00192acf"/>
    </style:style>
    <style:style style:name="T13" style:family="text">
      <style:text-properties style:text-line-through-style="none" style:text-line-through-type="none" officeooo:rsid="0019cfa0"/>
    </style:style>
    <style:style style:name="T14" style:family="text">
      <style:text-properties style:text-line-through-style="none" style:text-line-through-type="none" officeooo:rsid="001a7973"/>
    </style:style>
    <style:style style:name="T15" style:family="text">
      <style:text-properties style:text-line-through-style="none" style:text-line-through-type="none" officeooo:rsid="001c0cee"/>
    </style:style>
    <style:style style:name="T16" style:family="text">
      <style:text-properties style:text-line-through-style="none" style:text-line-through-type="none" officeooo:rsid="001c6005"/>
    </style:style>
    <style:style style:name="T17" style:family="text">
      <style:text-properties style:text-line-through-style="none" style:text-line-through-type="none" officeooo:rsid="001e843d"/>
    </style:style>
    <style:style style:name="T18" style:family="text">
      <style:text-properties style:text-line-through-style="none" style:text-line-through-type="none" officeooo:rsid="002031a3"/>
    </style:style>
    <style:style style:name="T19" style:family="text">
      <style:text-properties style:text-line-through-style="none" style:text-line-through-type="none" officeooo:rsid="00221ae1"/>
    </style:style>
    <style:style style:name="T20" style:family="text">
      <style:text-properties style:text-line-through-style="none" style:text-line-through-type="none" officeooo:rsid="0022c5a8"/>
    </style:style>
    <style:style style:name="T21" style:family="text">
      <style:text-properties style:text-line-through-style="none" style:text-line-through-type="none" officeooo:rsid="00236d45"/>
    </style:style>
    <style:style style:name="T22" style:family="text">
      <style:text-properties style:text-line-through-style="none" style:text-line-through-type="none" officeooo:rsid="002516e5"/>
    </style:style>
    <style:style style:name="T23" style:family="text">
      <style:text-properties style:text-line-through-style="none" style:text-line-through-type="none" officeooo:rsid="00256457"/>
    </style:style>
    <style:style style:name="T24" style:family="text">
      <style:text-properties style:text-line-through-style="none" style:text-line-through-type="none" officeooo:rsid="0027dc6a"/>
    </style:style>
    <style:style style:name="T25" style:family="text">
      <style:text-properties style:text-line-through-style="none" style:text-line-through-type="none" officeooo:rsid="0028e2a7"/>
    </style:style>
    <style:style style:name="T26" style:family="text">
      <style:text-properties style:text-line-through-style="none" style:text-line-through-type="none" officeooo:rsid="0029ab59"/>
    </style:style>
    <style:style style:name="T27" style:family="text">
      <style:text-properties style:text-line-through-style="none" style:text-line-through-type="none" officeooo:rsid="002a67fb"/>
    </style:style>
    <style:style style:name="T28" style:family="text">
      <style:text-properties style:text-line-through-style="none" style:text-line-through-type="none" officeooo:rsid="002a9a84"/>
    </style:style>
    <style:style style:name="T29" style:family="text">
      <style:text-properties style:text-line-through-style="none" style:text-line-through-type="none" officeooo:rsid="002c0345"/>
    </style:style>
    <style:style style:name="T30" style:family="text">
      <style:text-properties style:text-line-through-style="none" style:text-line-through-type="none" officeooo:rsid="00cba80a"/>
    </style:style>
    <style:style style:name="T31" style:family="text">
      <style:text-properties officeooo:rsid="003795b1"/>
    </style:style>
    <style:style style:name="T32" style:family="text">
      <style:text-properties officeooo:rsid="0037bcdb"/>
    </style:style>
    <style:style style:name="T33" style:family="text">
      <style:text-properties officeooo:rsid="0038cd18"/>
    </style:style>
    <style:style style:name="T34" style:family="text">
      <style:text-properties officeooo:rsid="00395af9"/>
    </style:style>
    <style:style style:name="T35" style:family="text">
      <style:text-properties officeooo:rsid="003ad8e7"/>
    </style:style>
    <style:style style:name="T36" style:family="text">
      <style:text-properties officeooo:rsid="003b1be3"/>
    </style:style>
    <style:style style:name="T37" style:family="text">
      <style:text-properties officeooo:rsid="003b29a7"/>
    </style:style>
    <style:style style:name="T38" style:family="text">
      <style:text-properties officeooo:rsid="003c0c33"/>
    </style:style>
    <style:style style:name="T39" style:family="text">
      <style:text-properties officeooo:rsid="003da893"/>
    </style:style>
    <style:style style:name="T40" style:family="text">
      <style:text-properties officeooo:rsid="003ecfe9"/>
    </style:style>
    <style:style style:name="T41" style:family="text">
      <style:text-properties officeooo:rsid="003fa844"/>
    </style:style>
    <style:style style:name="T42" style:family="text">
      <style:text-properties officeooo:rsid="004131c0"/>
    </style:style>
    <style:style style:name="T43" style:family="text">
      <style:text-properties officeooo:rsid="00432340"/>
    </style:style>
    <style:style style:name="T44" style:family="text">
      <style:text-properties officeooo:rsid="0043e974"/>
    </style:style>
    <style:style style:name="T45" style:family="text">
      <style:text-properties officeooo:rsid="00468632"/>
    </style:style>
    <style:style style:name="T46" style:family="text">
      <style:text-properties officeooo:rsid="0047dd99"/>
    </style:style>
    <style:style style:name="T47" style:family="text">
      <style:text-properties officeooo:rsid="0049d0e3"/>
    </style:style>
    <style:style style:name="T48" style:family="text">
      <style:text-properties officeooo:rsid="004a6d81"/>
    </style:style>
    <style:style style:name="T49" style:family="text">
      <style:text-properties officeooo:rsid="004f08cd"/>
    </style:style>
    <style:style style:name="T50" style:family="text">
      <style:text-properties officeooo:rsid="00508874"/>
    </style:style>
    <style:style style:name="T51" style:family="text">
      <style:text-properties officeooo:rsid="00513537"/>
    </style:style>
    <style:style style:name="T52" style:family="text">
      <style:text-properties officeooo:rsid="0053c229"/>
    </style:style>
    <style:style style:name="T53" style:family="text">
      <style:text-properties officeooo:rsid="0058b3c6"/>
    </style:style>
    <style:style style:name="T54" style:family="text">
      <style:text-properties officeooo:rsid="00597b68"/>
    </style:style>
    <style:style style:name="T55" style:family="text">
      <style:text-properties officeooo:rsid="005b0a6f"/>
    </style:style>
    <style:style style:name="T56" style:family="text">
      <style:text-properties officeooo:rsid="005c3cba"/>
    </style:style>
    <style:style style:name="T57" style:family="text">
      <style:text-properties officeooo:rsid="005f0944"/>
    </style:style>
    <style:style style:name="T58" style:family="text">
      <style:text-properties officeooo:rsid="0060a8ee"/>
    </style:style>
    <style:style style:name="T59" style:family="text">
      <style:text-properties officeooo:rsid="006417b2"/>
    </style:style>
    <style:style style:name="T60" style:family="text">
      <style:text-properties officeooo:rsid="006a7c4e"/>
    </style:style>
    <style:style style:name="T61" style:family="text">
      <style:text-properties officeooo:rsid="006d597d"/>
    </style:style>
    <style:style style:name="T62" style:family="text">
      <style:text-properties officeooo:rsid="00701075"/>
    </style:style>
    <style:style style:name="T63" style:family="text">
      <style:text-properties officeooo:rsid="00720eb0"/>
    </style:style>
    <style:style style:name="T64" style:family="text">
      <style:text-properties officeooo:rsid="0072b195"/>
    </style:style>
    <style:style style:name="T65" style:family="text">
      <style:text-properties officeooo:rsid="0074f311"/>
    </style:style>
    <style:style style:name="T66" style:family="text">
      <style:text-properties officeooo:rsid="0075fdb9"/>
    </style:style>
    <style:style style:name="T67" style:family="text">
      <style:text-properties officeooo:rsid="00772086"/>
    </style:style>
    <style:style style:name="T68" style:family="text">
      <style:text-properties officeooo:rsid="0078e901"/>
    </style:style>
    <style:style style:name="T69" style:family="text">
      <style:text-properties officeooo:rsid="007991d9"/>
    </style:style>
    <style:style style:name="T70" style:family="text">
      <style:text-properties officeooo:rsid="007a7fba"/>
    </style:style>
    <style:style style:name="T71" style:family="text">
      <style:text-properties officeooo:rsid="007ad4a4"/>
    </style:style>
    <style:style style:name="T72" style:family="text">
      <style:text-properties officeooo:rsid="007da0a4"/>
    </style:style>
    <style:style style:name="T73" style:family="text">
      <style:text-properties officeooo:rsid="007db1d7"/>
    </style:style>
    <style:style style:name="T74" style:family="text">
      <style:text-properties officeooo:rsid="00808f19"/>
    </style:style>
    <style:style style:name="T75" style:family="text">
      <style:text-properties officeooo:rsid="00840a4f"/>
    </style:style>
    <style:style style:name="T76" style:family="text">
      <style:text-properties officeooo:rsid="008459a6"/>
    </style:style>
    <style:style style:name="T77" style:family="text">
      <style:text-properties officeooo:rsid="0084c759"/>
    </style:style>
    <style:style style:name="T78" style:family="text">
      <style:text-properties officeooo:rsid="0085b267"/>
    </style:style>
    <style:style style:name="T79" style:family="text">
      <style:text-properties officeooo:rsid="00869cd8"/>
    </style:style>
    <style:style style:name="T80" style:family="text">
      <style:text-properties officeooo:rsid="00889016"/>
    </style:style>
    <style:style style:name="T81" style:family="text">
      <style:text-properties officeooo:rsid="008a5ccc"/>
    </style:style>
    <style:style style:name="T82" style:family="text">
      <style:text-properties officeooo:rsid="008c35f5"/>
    </style:style>
    <style:style style:name="T83" style:family="text">
      <style:text-properties officeooo:rsid="008ca202"/>
    </style:style>
    <style:style style:name="T84" style:family="text">
      <style:text-properties officeooo:rsid="008e2e33"/>
    </style:style>
    <style:style style:name="T85" style:family="text">
      <style:text-properties officeooo:rsid="008f767b"/>
    </style:style>
    <style:style style:name="T86" style:family="text">
      <style:text-properties officeooo:rsid="008f7fca"/>
    </style:style>
    <style:style style:name="T87" style:family="text">
      <style:text-properties officeooo:rsid="00908869"/>
    </style:style>
    <style:style style:name="T88" style:family="text">
      <style:text-properties officeooo:rsid="0095ea10"/>
    </style:style>
    <style:style style:name="T89" style:family="text">
      <style:text-properties officeooo:rsid="0097286c"/>
    </style:style>
    <style:style style:name="T90" style:family="text">
      <style:text-properties officeooo:rsid="00991e5d"/>
    </style:style>
    <style:style style:name="T91" style:family="text">
      <style:text-properties officeooo:rsid="009af6b9"/>
    </style:style>
    <style:style style:name="T92" style:family="text">
      <style:text-properties officeooo:rsid="009c965f"/>
    </style:style>
    <style:style style:name="T93" style:family="text">
      <style:text-properties officeooo:rsid="009db0e2"/>
    </style:style>
    <style:style style:name="T94" style:family="text">
      <style:text-properties officeooo:rsid="009f70e0"/>
    </style:style>
    <style:style style:name="T95" style:family="text">
      <style:text-properties officeooo:rsid="00a65ffb"/>
    </style:style>
    <style:style style:name="T96" style:family="text">
      <style:text-properties officeooo:rsid="00a6a57c"/>
    </style:style>
    <style:style style:name="T97" style:family="text">
      <style:text-properties officeooo:rsid="00a7cd80"/>
    </style:style>
    <style:style style:name="T98" style:family="text">
      <style:text-properties officeooo:rsid="00ada8a0"/>
    </style:style>
    <style:style style:name="T99" style:family="text">
      <style:text-properties officeooo:rsid="00adc8e0"/>
    </style:style>
    <style:style style:name="T100" style:family="text">
      <style:text-properties officeooo:rsid="00ae88a1"/>
    </style:style>
    <style:style style:name="T101" style:family="text">
      <style:text-properties officeooo:rsid="00b07f99"/>
    </style:style>
    <style:style style:name="T102" style:family="text">
      <style:text-properties officeooo:rsid="00b0b8e9"/>
    </style:style>
    <style:style style:name="T103" style:family="text">
      <style:text-properties officeooo:rsid="00b177b7"/>
    </style:style>
    <style:style style:name="T104" style:family="text">
      <style:text-properties officeooo:rsid="00b36b30"/>
    </style:style>
    <style:style style:name="T105" style:family="text">
      <style:text-properties officeooo:rsid="00b45218"/>
    </style:style>
    <style:style style:name="T106" style:family="text">
      <style:text-properties officeooo:rsid="00b66478"/>
    </style:style>
    <style:style style:name="T107" style:family="text">
      <style:text-properties officeooo:rsid="00b81c63"/>
    </style:style>
    <style:style style:name="T108" style:family="text">
      <style:text-properties officeooo:rsid="00b81ff0"/>
    </style:style>
    <style:style style:name="T109" style:family="text">
      <style:text-properties officeooo:rsid="00bb7ec9"/>
    </style:style>
    <style:style style:name="T110" style:family="text">
      <style:text-properties officeooo:rsid="00c03bb1"/>
    </style:style>
    <style:style style:name="T111" style:family="text">
      <style:text-properties officeooo:rsid="00c4bd5d"/>
    </style:style>
    <style:style style:name="T112" style:family="text">
      <style:text-properties officeooo:rsid="00c4ded8"/>
    </style:style>
    <style:style style:name="T113" style:family="text">
      <style:text-properties officeooo:rsid="00c4e590"/>
    </style:style>
    <style:style style:name="T114" style:family="text">
      <style:text-properties officeooo:rsid="00c5832c"/>
    </style:style>
    <style:style style:name="T115" style:family="text">
      <style:text-properties officeooo:rsid="00c629de"/>
    </style:style>
    <style:style style:name="T116" style:family="text">
      <style:text-properties officeooo:rsid="00c7049c"/>
    </style:style>
    <style:style style:name="T117" style:family="text">
      <style:text-properties officeooo:rsid="00c823ed"/>
    </style:style>
    <style:style style:name="T118" style:family="text">
      <style:text-properties officeooo:rsid="00c9ca79"/>
    </style:style>
    <style:style style:name="T119" style:family="text">
      <style:text-properties officeooo:rsid="00ccbc68"/>
    </style:style>
    <style:style style:name="T120" style:family="text">
      <style:text-properties officeooo:rsid="00ce46e4"/>
    </style:style>
    <style:style style:name="T121" style:family="text">
      <style:text-properties officeooo:rsid="00cfdc8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"><text:a xlink:type="simple" xlink:href="#__RefHeading___Toc367_863567328" text:style-name="Index_20_Link" text:visited-style-name="Index_20_Link">Российское мировоззрение и ценности Российской цивилизации<text:tab/>4</text:a></text:p>
          <text:p text:style-name="P9"><text:a xlink:type="simple" xlink:href="#__RefHeading___Toc369_863567328" text:style-name="Index_20_Link" text:visited-style-name="Index_20_Link">Особенности Российского мировоззрения<text:tab/>4</text:a></text:p>
          <text:p text:style-name="P10"><text:a xlink:type="simple" xlink:href="#__RefHeading___Toc371_863567328" text:style-name="Index_20_Link" text:visited-style-name="Index_20_Link">Факторы, необходимые для складывания цивилизации<text:tab/>5</text:a></text:p>
          <text:p text:style-name="P9"><text:a xlink:type="simple" xlink:href="#__RefHeading___Toc373_863567328" text:style-name="Index_20_Link" text:visited-style-name="Index_20_Link">Политическая система Российской Федерации<text:tab/>6</text:a></text:p>
          <text:p text:style-name="P10"><text:a xlink:type="simple" xlink:href="#__RefHeading___Toc375_863567328" text:style-name="Index_20_Link" text:visited-style-name="Index_20_Link"><text:s/>Законодательная власть<text:tab/>6</text:a></text:p>
          <text:p text:style-name="P10"><text:a xlink:type="simple" xlink:href="#__RefHeading___Toc377_863567328" text:style-name="Index_20_Link" text:visited-style-name="Index_20_Link"><text:s/>Исполнительная власть<text:tab/>7</text:a></text:p>
          <text:p text:style-name="P10"><text:a xlink:type="simple" xlink:href="#__RefHeading___Toc379_863567328" text:style-name="Index_20_Link" text:visited-style-name="Index_20_Link"><text:s/>Президент РФ<text:tab/>7</text:a></text:p>
          <text:p text:style-name="P10"><text:a xlink:type="simple" xlink:href="#__RefHeading___Toc381_863567328" text:style-name="Index_20_Link" text:visited-style-name="Index_20_Link"><text:s/>Судебная власть<text:tab/>7</text:a></text:p>
        </text:index-body>
      </text:table-of-content>
      <text:p text:style-name="P11"/>
      <text:p text:style-name="P12">Предмет основы Российской государственности (ОРГ)</text:p>
      <text:list xml:id="list650081581" text:style-name="L1">
        <text:list-item>
          <text:p text:style-name="P29">Особенности ОРГ. <text:span text:style-name="T1">Акад</text:span><text:span text:style-name="T118">е</text:span><text:span text:style-name="T1">мический и прикладной аспекты целей и содержания дисциплины;</text:span></text:p>
        </text:list-item>
        <text:list-item>
          <text:p text:style-name="P30">Исторические, природные, социаль<text:span text:style-name="T118">н</text:span>ые и культурные особенности России;</text:p>
        </text:list-item>
        <text:list-item>
          <text:p text:style-name="P30">Характеристика хозяйственно-экономическ<text:span text:style-name="T2">ой</text:span> <text:span text:style-name="T2">деятельности</text:span> Российского социума;</text:p>
        </text:list-item>
        <text:list-item>
          <text:p text:style-name="P31">Выдающиеся деятели России:</text:p>
          <text:list>
            <text:list-item>
              <text:p text:style-name="P31">Государственные деятели</text:p>
            </text:list-item>
            <text:list-item>
              <text:p text:style-name="P31">Ученые</text:p>
            </text:list-item>
            <text:list-item>
              <text:p text:style-name="P31">Деятели культуры</text:p>
            </text:list-item>
          </text:list>
        </text:list-item>
      </text:list>
      <text:p text:style-name="P1">Предмет ОРГ представляет собой дисциплину, включающую в себя компоненты:</text:p>
      <text:list xml:id="list1787039015" text:style-name="L2">
        <text:list-item>
          <text:p text:style-name="P32">Исторического знания;</text:p>
        </text:list-item>
        <text:list-item>
          <text:p text:style-name="P33">Обществоведческого характера. </text:p>
        </text:list-item>
        <text:list-item>
          <text:p text:style-name="P33">Экономики. </text:p>
        </text:list-item>
        <text:list-item>
          <text:p text:style-name="P34">Философии. </text:p>
        </text:list-item>
        <text:list-item>
          <text:p text:style-name="P35">Географии. </text:p>
        </text:list-item>
        <text:list-item>
          <text:p text:style-name="P35">Политологии. </text:p>
        </text:list-item>
        <text:list-item>
          <text:p text:style-name="P35">Демографии.</text:p>
        </text:list-item>
      </text:list>
      <text:p text:style-name="P2"><text:tab/>Прикладная актуальность курса заключается в том, чтобы опираясь на данные различных наук более объективно оценивать происходящие в стране события.</text:p>
      <text:p text:style-name="P3">Академическая актуальность курса заключается в том, что качественно новые знания обычно рождающие на стыке разных научных дисциплин позволяет вывести теоретические закономерности происходящего и дают возможность прогнозировать дальнейшие события.</text:p>
      <text:p text:style-name="P4">Россия расположена в основном в умеренном климатическом поясе, но вместе с тем значительную территорию <text:span text:style-name="T118">з</text:span>анимают зоны вечной мерзлоты, тундровые области, мало приго<text:span text:style-name="T118">д</text:span>ные для проживания большого кол-ва людей. <text:span text:style-name="T3">Часть страны расположена в субтропическом климатическом поясе. </text:span><text:span text:style-name="T4">На территории Восточно-Европейской равнины умеренно континентальный тип климата поскольку тут сказывается влияние Атлантики. </text:span><text:span text:style-name="T5">В центральной Сибири резко континентальный тип климат </text:span><text:span text:style-name="T6">с жарким летом (+40 градусов), а зимой низкие (-40, </text:span><text:span text:style-name="T9">50 градусов). </text:span><text:span text:style-name="T8">Равнинный рельеф Восточно-Европейской равнины способствовал свободному перемещению населения и его взаимодействию друг с другом </text:span></text:p>
      <text:p text:style-name="P4"><text:span text:style-name="T8"><text:tab/></text:span><text:span text:style-name="T10">В процессе становления и развития Российского государства славянское население взаимодействовало с другими этносами. На основе этого взаимодействия происходил культурный обмен, </text:span><text:span text:style-name="T11">смешанные браки и материальное смешение народов. </text:span><text:span text:style-name="T12">Взаимодействие народов происходило по на основе принципов веротерпимости и отсутствия национальной неприязни и розни. </text:span><text:span text:style-name="T13">В современной России проживает более 140 различных народов. </text:span><text:span text:style-name="T14">Ключевым народом является Русский народ как государствообразующий. </text:span><text:span text:style-name="T15">Р</text:span><text:span text:style-name="T30">о</text:span><text:span text:style-name="T15">ссия может считаться особой цивилизацией поскольку занимает положение между Европой и Азией =&gt; Вобрала в себя элементы как Европейской так и Азиатских культур. Еще один фактор, способствова</text:span><text:span text:style-name="T30">в</text:span><text:span text:style-name="T15">ший превращению России в особую цивилизацию — это её </text:span><text:span text:style-name="T16">огромное </text:span><text:span text:style-name="T15">внутреннее разнообразие: </text:span><text:span text:style-name="T17">этническое, культурное, религиозное и т.д.</text:span></text:p>
      <text:p text:style-name="P4"><text:span text:style-name="T17"><text:tab/></text:span><text:span text:style-name="T18">Тра</text:span><text:span text:style-name="T30">д</text:span><text:span text:style-name="T18">иционным занятием Славян являлось земледелие, </text:span><text:span text:style-name="T19">скотоводство в хозяйстве играло </text:span><text:span text:style-name="T20">вспомогательную</text:span><text:span text:style-name="T19"> роль. </text:span><text:span text:style-name="T21">Кроме этого Славяне занимались охотой, рыболовством, сбором даров леса. </text:span><text:span text:style-name="T22">Россия оставалась по преимуществу аграрной страной вплоть до средины 20 века. </text:span><text:span text:style-name="T23">Жители степной зоны традиционно занимались кочевым скотоводством.</text:span></text:p>
      <text:p text:style-name="P5"><text:span text:style-name="T23"><text:tab/></text:span><text:span text:style-name="T24">В течение нового и новейшего времени Россия из аграрной страны превратилась сначала в аграрно-индустриальную, а затем в индустриально-аграрную страну. </text:span><text:span text:style-name="T25">В 17 веке </text:span><text:soft-page-break/><text:span text:style-name="T25">начал </text:span><text:span text:style-name="T26">с</text:span><text:span text:style-name="T25">кладываться всероссийский рынок. </text:span><text:span text:style-name="T27">Кроме того Россия провела несколько волн индустриализации </text:span><text:span text:style-name="T28">(бурного развития промышл</text:span><text:span text:style-name="T29">е</text:span><text:span text:style-name="T28">нности):</text:span></text:p>
      <text:list xml:id="list1880439302" text:style-name="L3">
        <text:list-item>
          <text:p text:style-name="P36"><text:span text:style-name="T27">1 </text:span><text:span text:style-name="T7">четверть 18 века — Петровская индустриализация. Было создано около 200 мануфактур;</text:span></text:p>
        </text:list-item>
        <text:list-item>
          <text:p text:style-name="P37">После отмены крепос<text:span text:style-name="T119">т</text:span>ного права в 1880 — 1890 годы — после отмены крепос<text:span text:style-name="T119">т</text:span>ного права 19 февраля 1861 года Российская промышленность получила новый импульс к развитию. Открывались крупные заводы и фабрики, стр<text:span text:style-name="T119">о</text:span>илось значительное кол-во железных дорог. Эту индустриализацию связывают с именем Витте. Активно привлекался иностранный капитал.</text:p>
        </text:list-item>
        <text:list-item>
          <text:p text:style-name="P37">Период 1 мировой войны — рост военной промышленности в связи с войной 1914-1918 годы. К 1913 годы Россия занимало 5 место в мире по промышленному росту.</text:p>
        </text:list-item>
        <text:list-item>
          <text:p text:style-name="P37">Сталинская индустриализация конец 20 — 30 годы </text:p>
          <text:p text:style-name="P37">В 60 годы 20 века СССР стал индустриально-аграрной страной</text:p>
        </text:list-item>
      </text:list>
      <text:p text:style-name="P6"/>
      <text:p text:style-name="P6"><text:tab/>Владимир Святой 980 — 1015 года княжения. <text:span text:style-name="T31">Принятие восточного христианства в 988 году определило цивилизационный выбор России. </text:span><text:span text:style-name="T32">В отлич</text:span><text:span text:style-name="T119">и</text:span><text:span text:style-name="T32">е от Польши, Чехии и других Славянских государств Россия не стала частью Римской церкви, а значит и частью Западно-Европейской цивилизации, </text:span><text:span text:style-name="T33">заняв в Христианской Европе особое положение. </text:span></text:p>
      <text:p text:style-name="P6"><text:tab/><text:span text:style-name="T34">Иван третий Великий . Сумел объединить большую часть земель Москвы и освободил Русь от Ига </text:span><text:span text:style-name="T35">1480 год. </text:span></text:p>
      <text:p text:style-name="P6"><text:tab/><text:span text:style-name="T36">Кузьма Минин и Дмитрий Пожарский (начало 17 века). Смогли консолидировать общество и освободить Москву от Польско-Литовских интервентов. </text:span><text:span text:style-name="T37">Интервенция — вооруженно</text:span><text:span text:style-name="T38">е </text:span><text:span text:style-name="T37">вмешательство во внутренние дела независимого государства. </text:span></text:p>
      <text:p text:style-name="P6"><text:tab/><text:span text:style-name="T39">Петр первый великий. З</text:span><text:span text:style-name="T120">на</text:span><text:span text:style-name="T39">чительное усиление связей с Европой и европеизация России. </text:span></text:p>
      <text:p text:style-name="P6"><text:tab/><text:span text:style-name="T40">Екатерина вторая. </text:span><text:span text:style-name="T41">Просв</text:span><text:span text:style-name="T120">е</text:span><text:span text:style-name="T41">щенный абсолютизм, присоединение Крыма к России</text:span></text:p>
      <text:p text:style-name="P6"><text:tab/><text:span text:style-name="T41">Александр 2 Освободитель 1855 — 1881 годы правления. </text:span><text:span text:style-name="T42">Освобождение крестьян от крепостной зависимости 18 февраля 1961 года положило начало целому ряду реформ, способствовавших ускоренной модернизации страны. </text:span></text:p>
      <text:p text:style-name="P6"><text:tab/><text:span text:style-name="T43">Владимир Ильич Ленин 1917-1924 годы правления. </text:span><text:span text:style-name="T44">Создатель советского государства</text:span></text:p>
      <text:p text:style-name="P6"><text:tab/><text:span text:style-name="T44">Борис Николаевич Ельцин 1991 — 1999 годы. </text:span></text:p>
      <text:p text:style-name="P6"><text:tab/><text:span text:style-name="T44">Владимир Владимирович Путин </text:span></text:p>
      <text:p text:style-name="P7">Деятели науки:</text:p>
      <text:list xml:id="list4264715546" text:style-name="L4">
        <text:list-item>
          <text:p text:style-name="P38">Михаил Васильевич Ломоносов. <text:span text:style-name="T45">Специалист в области физики, химии, </text:span><text:span text:style-name="T46">истории, литературы, астрономии. </text:span></text:p>
        </text:list-item>
        <text:list-item>
          <text:p text:style-name="P39">Пирогов Николай Иванович 1810 — 1881 годы жизни. <text:span text:style-name="T47">Российский хирург. Впервые применил наркоз на поле боя. </text:span><text:span text:style-name="T48">Участник Крымской войны</text:span></text:p>
        </text:list-item>
        <text:list-item>
          <text:p text:style-name="P40">Иван Михайлович Сечинов 1829 — 1905 годы жизни. <text:span text:style-name="T49">Исследовал механизм работы головного мозга. </text:span></text:p>
        </text:list-item>
        <text:list-item>
          <text:p text:style-name="P41">Иван Петрович Павлов <text:span text:style-name="T50">1849 — 1936 годы жизни. </text:span><text:span text:style-name="T51">Физиолог, создатель науки о высшей нервной деятельности. </text:span></text:p>
        </text:list-item>
        <text:list-item>
          <text:p text:style-name="P42">Николай Иванович Лобочевский 1792 — 1856 годы жизни. <text:span text:style-name="T52">Создатель неевклидовой (гиперболической) геометрии. </text:span></text:p>
        </text:list-item>
        <text:list-item>
          <text:p text:style-name="P43">Григорий Яковлевич Перельман 1966 года рождения, живет и ныне. Доказал теорему Пуан-Коре</text:p>
        </text:list-item>
        <text:list-item>
          <text:p text:style-name="P44">Дмитрий Иванович Менделеев 1834 — 1907 годы жизни. <text:span text:style-name="T53">Сформулировал периодически</text:span><text:span text:style-name="T54">й <text:s/></text:span><text:span text:style-name="T53">закон элементов. </text:span></text:p>
        </text:list-item>
        <text:list-item>
          <text:p text:style-name="P45"><text:soft-page-break/>Борис Семенович Якоби 1801 — 1874 годы жизни. <text:span text:style-name="T55">Открыл гальванопластику; построил первый электродвигатель; телеграфный</text:span><text:span text:style-name="T56"> аппарат.</text:span></text:p>
        </text:list-item>
        <text:list-item>
          <text:p text:style-name="P46">Александр Степанович Попов 1859 — 1905 годы жизни. <text:span text:style-name="T57">Первый Российский радиотехник</text:span></text:p>
        </text:list-item>
        <text:list-item>
          <text:p text:style-name="P47">Лев Давидович Ландау 1908 — 1968 годы жизни. <text:span text:style-name="T58">Советский физик-теоретик. </text:span></text:p>
        </text:list-item>
        <text:list-item>
          <text:p text:style-name="P48">Андрей Сахаров 1921 — 1989 годы жизни. Создатель водородной бомбы. <text:span text:style-name="T59">Дис</text:span><text:span text:style-name="T117">с</text:span><text:span text:style-name="T59">идент-правозащитник. </text:span></text:p>
        </text:list-item>
      </text:list>
      <text:h text:style-name="P26" text:outline-level="1"><text:bookmark-start text:name="__RefHeading___Toc367_863567328"/>Российское мировоззрение и ценности Российской цивилизации<text:bookmark-end text:name="__RefHeading___Toc367_863567328"/></text:h>
      <text:list xml:id="list1652229306" text:style-name="L5">
        <text:list-item>
          <text:p text:style-name="P49">мировоззрение: теория вопроса;</text:p>
        </text:list-item>
        <text:list-item>
          <text:p text:style-name="P49">Важнейшие константы Российского мировоззрения.</text:p>
        </text:list-item>
      </text:list>
      <text:p text:style-name="P13"><text:tab/>мировоззрение — это система ценностей и убеждений, формирующих отношение человека к миру, обществу и самому себе</text:p>
      <text:p text:style-name="P13"><text:tab/><text:span text:style-name="T60">Этапы становления мировоззрения:</text:span></text:p>
      <text:list xml:id="list625040559" text:style-name="L6">
        <text:list-item>
          <text:p text:style-name="P50">Стихийное — формируется по влиянием стихийных обстоятельств</text:p>
        </text:list-item>
        <text:list-item>
          <text:p text:style-name="P50">Осознанное — формируется в результате осмысления важнейших вопросов бытия</text:p>
        </text:list-item>
      </text:list>
      <text:p text:style-name="P14"><text:tab/><text:span text:style-name="T61">Основные черты мировоззрения:</text:span></text:p>
      <text:list xml:id="list2266035715" text:style-name="L7">
        <text:list-item>
          <text:p text:style-name="P51">Мирово<text:span text:style-name="T116">зз</text:span>рение всегда <text:span text:style-name="T116">исторично</text:span>;</text:p>
        </text:list-item>
        <text:list-item>
          <text:p text:style-name="P52">мировоззрение личности стремится к достижению идеала <text:span text:style-name="T62">и стремится к </text:span><text:span text:style-name="T63">его достижению</text:span>;</text:p>
        </text:list-item>
        <text:list-item>
          <text:p text:style-name="P53">мировоззрение всегда получает выражение в практической деятельности;</text:p>
        </text:list-item>
      </text:list>
      <text:p text:style-name="P15"><text:tab/><text:span text:style-name="T64">Виды мировоззрения:</text:span></text:p>
      <text:list xml:id="list3345995416" text:style-name="L8">
        <text:list-item>
          <text:p text:style-name="P54">Обыденное мировоззрение;</text:p>
        </text:list-item>
        <text:list-item>
          <text:p text:style-name="P55">Мифологическое мировоззрение. <text:span text:style-name="T65">Миф — способ объяснения мира. </text:span><text:span text:style-name="T66">Характерно как для древних народов и цивилизаций, так и для современного человечества</text:span>;</text:p>
        </text:list-item>
        <text:list-item>
          <text:p text:style-name="P56">Религиозное мировоззрение. <text:span text:style-name="T67">Для него характерна вера </text:span><text:span text:style-name="T68">в бога или богов. </text:span><text:span text:style-name="T69">Религиозное мировоззрение позволяет ответить человеку на вопросы: откуда появился мир, для чего в мире появился человек и к чему движется история мира, </text:span><text:span text:style-name="T70">смысл жизни </text:span><text:span text:style-name="T71">отдельного</text:span><text:span text:style-name="T70"> человека</text:span>;</text:p>
        </text:list-item>
        <text:list-item>
          <text:p text:style-name="P57">Научное мировоззрение. <text:span text:style-name="T72">Основано на представлении, что все процессы и явления материального мира могут быть объяснены при помощи науки. </text:span><text:span text:style-name="T73">Особенности научного мировоззрения:</text:span></text:p>
          <text:list>
            <text:list-item>
              <text:p text:style-name="P58">Наука изменчива;</text:p>
            </text:list-item>
            <text:list-item>
              <text:p text:style-name="P59"><text:soft-page-break/>Наука <text:span text:style-name="T74">способна изучать</text:span> только материальный мир;</text:p>
            </text:list-item>
          </text:list>
        </text:list-item>
      </text:list>
      <text:h text:style-name="P27" text:outline-level="2"><text:bookmark-start text:name="__RefHeading___Toc369_863567328"/>Особенности Российского мировоз<text:span text:style-name="T115">з</text:span>рения<text:bookmark-end text:name="__RefHeading___Toc369_863567328"/></text:h>
      <text:list xml:id="list705235116" text:style-name="L9">
        <text:list-item>
          <text:p text:style-name="P60">Соборность. <text:span text:style-name="T75">Это категория введенная в оборот Славянофилом А.С. Хомяковым. Он считал, что один человек не способен постичь Истину и это под силу только к</text:span><text:span text:style-name="T77">о</text:span><text:span text:style-name="T75">л</text:span><text:span text:style-name="T114">л</text:span><text:span text:style-name="T75">ект</text:span><text:span text:style-name="T77">ив</text:span><text:span text:style-name="T75">, объед</text:span><text:span text:style-name="T114">и</text:span><text:span text:style-name="T77">нившимся</text:span><text:span text:style-name="T75"> на добровольных началах. </text:span><text:span text:style-name="T76">Согласно Хомякову в основе соборности лежит принципы:</text:span></text:p>
          <text:list>
            <text:list-item>
              <text:p text:style-name="P61">Служение богу;</text:p>
            </text:list-item>
            <text:list-item>
              <text:p text:style-name="P61">Служение ближнему;</text:p>
            </text:list-item>
            <text:list-item>
              <text:p text:style-name="P61">Высшая степень соборности — добровольное объединение на духовны<text:span text:style-name="T77">х</text:span> началах <text:span text:style-name="T77">и практическое отображение — церковное единство. Наиболее полное присуще Православие. </text:span><text:span text:style-name="T78">Филосо</text:span><text:span text:style-name="T113">ф</text:span><text:span text:style-name="T78"> В.С. Соловьев разработал теорию всеединства </text:span><text:span text:style-name="T79">в соответствии с которой считал, что человек должен стремиться к объединению важнейших качеств личности:</text:span></text:p>
              <text:list>
                <text:list-item>
                  <text:p text:style-name="P62">Веры</text:p>
                </text:list-item>
                <text:list-item>
                  <text:p text:style-name="P62">Разума</text:p>
                </text:list-item>
                <text:list-item>
                  <text:p text:style-name="P62">Чувств</text:p>
                </text:list-item>
              </text:list>
            </text:list-item>
            <text:list-item>
              <text:p text:style-name="P63">Кроме того, люди должны стремиться к воплощению в общественном бытии начал <text:span text:style-name="T81">истины</text:span>, добра и красоты. <text:span text:style-name="T80">Воплощение этих начал должно стать отражением стремления человеку к Богу.</text:span></text:p>
            </text:list-item>
          </text:list>
        </text:list-item>
        <text:list-item>
          <text:p text:style-name="P64">Умеренный консерватизм;</text:p>
        </text:list-item>
        <text:list-item>
          <text:p text:style-name="P65">Терпимое отношение к другим <text:span text:style-name="T112">этносам</text:span>, религиям и традициям;</text:p>
        </text:list-item>
      </text:list>
      <text:p text:style-name="P16"><text:tab/><text:span text:style-name="T82">Николай Яковлевич Данилевский — изобрел цивилизационный подход. </text:span><text:span text:style-name="T83">В философии истории на протяжении 18 и 1 половины 19 века преобладало представление и том, что человечество развивается по единому сценарию. </text:span><text:span text:style-name="T84">Данилевский утверждал, что каждая цивилизация развивается особым, уникальным путем. </text:span><text:span text:style-name="T85">Всего Данилевский выделял 13 культурно-исторических типов. </text:span><text:span text:style-name="T86">У каждого типа, по Данилевскому, имеется тот или иной главный род деятельности. Например для Греческой цивилизации главный род деятельности — искусство, для Еврейской — религия, для Римской цивилизации — политика, для Европейской цивилизации таких видов деятельности 2 — наука и экономика. Славянский культурно-исторический тип Данилевский считал уникальным, поскольку видел в нем потенциал реализовать 4 основных вида деятельности: политическую, экономическую, социальную и духовную. </text:span><text:span text:style-name="T87">Таким образом славянский культурно-исторический тип может стать 4-х основным. </text:span></text:p>
      <text:h text:style-name="P28" text:outline-level="3"><text:bookmark-start text:name="__RefHeading___Toc371_863567328"/><text:soft-page-break/>Факторы, необходимые для складывания цивилизации<text:bookmark-end text:name="__RefHeading___Toc371_863567328"/></text:h>
      <text:p text:style-name="P66"><text:tab/>Для возникновения цивилизации необходимо:</text:p>
      <text:list xml:id="list4150014862" text:style-name="L10">
        <text:list-item>
          <text:p text:style-name="P67">Национальный суверенитет;</text:p>
        </text:list-item>
        <text:list-item>
          <text:p text:style-name="P68">Наличие общего языка и близких языков;</text:p>
        </text:list-item>
        <text:list-item>
          <text:p text:style-name="P69">Осознание общности всего народа (этноса).</text:p>
        </text:list-item>
      </text:list>
      <text:p text:style-name="P17">По Данилевскому существенное воздействие на цивилизацию оказывает географический фактор</text:p>
      <text:h text:style-name="P27" text:outline-level="2"><text:bookmark-start text:name="__RefHeading___Toc373_863567328"/>Политическая система Российской Федерации<text:bookmark-end text:name="__RefHeading___Toc373_863567328"/></text:h>
      <text:list xml:id="list199644760" text:style-name="L11">
        <text:list-item>
          <text:p text:style-name="P70">Система разделения властей. Форма государства;</text:p>
        </text:list-item>
        <text:list-item>
          <text:p text:style-name="P70">Законодательная власть в РФ;</text:p>
        </text:list-item>
        <text:list-item>
          <text:p text:style-name="P70">Исполнительная власть РФ;</text:p>
        </text:list-item>
        <text:list-item>
          <text:p text:style-name="P70">Полномочия Президента России;</text:p>
        </text:list-item>
        <text:list-item>
          <text:p text:style-name="P70">Судебная власть в РФ.</text:p>
        </text:list-item>
      </text:list>
      <text:p text:style-name="P18"><text:tab/><text:span text:style-name="T88">Принцип разделения властей. У её истоков стоит Французский просветитель </text:span><text:span text:style-name="T111">Монтескь</text:span><text:span text:style-name="T121">ё</text:span><text:span text:style-name="T88"> </text:span><text:span text:style-name="T89">(18 век). </text:span><text:span text:style-name="T90">В соответствии с теорией разделения властей в государстве должны существовать самостоятельные законодательные, исполнительные и судебные ветви власти. </text:span><text:span text:style-name="T91">Ни одна из ветвей власти не должна получать преобладание, </text:span><text:span text:style-name="T92">а их равенство должно обеспечиваться системой издержек и противовесов. </text:span><text:span text:style-name="T93">Недопустимо концентрировать все ветви власти в одних руках. </text:span></text:p>
      <text:p text:style-name="P18"><text:tab/><text:span text:style-name="T94">Форма государства включает в себя:</text:span></text:p>
      <text:list xml:id="list1194861398" text:style-name="L12">
        <text:list-item>
          <text:p text:style-name="P71">Форма правления;</text:p>
          <text:list>
            <text:list-item>
              <text:p text:style-name="P72">Монархия;</text:p>
            </text:list-item>
            <text:list-item>
              <text:p text:style-name="P72">Республика.</text:p>
            </text:list-item>
          </text:list>
        </text:list-item>
        <text:list-item>
          <text:p text:style-name="P73">Административно-территориальное деление государства;</text:p>
          <text:list>
            <text:list-item>
              <text:p text:style-name="P74">Унитарное государство;</text:p>
            </text:list-item>
            <text:list-item>
              <text:p text:style-name="P75">Федерация;</text:p>
            </text:list-item>
            <text:list-item>
              <text:p text:style-name="P76">Конфедерация. <text:span text:style-name="T95">Государство, составные части которого имеют право отделения. </text:span><text:span text:style-name="T96">Швейцарская конфедерация, </text:span><text:span text:style-name="T97">Евросоюз</text:span>.</text:p>
            </text:list-item>
          </text:list>
        </text:list-item>
        <text:list-item>
          <text:p text:style-name="P77">Политический режим:</text:p>
          <text:list>
            <text:list-item>
              <text:p text:style-name="P78">Демократия. <text:span text:style-name="T98">Власть народа. </text:span><text:span text:style-name="T99">Население избирает и имеет право быть избранным</text:span>;</text:p>
            </text:list-item>
            <text:list-item>
              <text:p text:style-name="P79"><text:soft-page-break/>Авторитарный режим. <text:span text:style-name="T100">В основе лежит сильная власть главы государства с опорой на чиновничество и армию, </text:span><text:span text:style-name="T103">контроль над общественной жизнью общественной</text:span><text:span text:style-name="T100">;</text:span></text:p>
            </text:list-item>
            <text:list-item>
              <text:p text:style-name="P80">Тоталитарный режим. <text:span text:style-name="T101">Характ</text:span><text:span text:style-name="T102">е</text:span><text:span text:style-name="T101">ризуется контролем государства не только над общественной, но и частной жизнью.</text:span></text:p>
            </text:list-item>
          </text:list>
        </text:list-item>
      </text:list>
      <text:h text:style-name="Heading_20_3" text:outline-level="3"><text:bookmark-start text:name="__RefHeading___Toc375_863567328"/><text:tab/><text:span text:style-name="T104">Законодательная власть </text:span><text:bookmark-end text:name="__RefHeading___Toc375_863567328"/></text:h>
      <text:p text:style-name="P19"><text:span text:style-name="T104"><text:tab/>в России представлена двухпалатным парламентом — федеральным собранием. Верхняя палата — состоит из двух представителей каждого из регионов России. Нижняя палата — государственная дума, избираемая по партийным спискам и одномандатным округам на 5 лет. </text:span><text:span text:style-name="T105">Функции:</text:span></text:p>
      <text:list xml:id="list859239037" text:style-name="L13">
        <text:list-item>
          <text:p text:style-name="P81">Разработка и принятие законов;</text:p>
        </text:list-item>
        <text:list-item>
          <text:p text:style-name="P82">Принятие проекта бюджета;</text:p>
        </text:list-item>
        <text:list-item>
          <text:p text:style-name="P82">Введение налогов и сборов.</text:p>
        </text:list-item>
      </text:list>
      <text:h text:style-name="Heading_20_3" text:outline-level="3"><text:bookmark-start text:name="__RefHeading___Toc377_863567328"/><text:tab/><text:span text:style-name="T106">Исполнительная власть </text:span><text:bookmark-end text:name="__RefHeading___Toc377_863567328"/></text:h>
      <text:p text:style-name="P20"><text:span text:style-name="T106"><text:tab/>Осуществляет кабинет министров во главе с председателем правительства. </text:span><text:span text:style-name="T107">Правительство состоит из председателя, его заместителей и отраслевых министров. </text:span><text:span text:style-name="T108">Ф-ции кабинета министров:</text:span></text:p>
      <text:list xml:id="list188024412" text:style-name="L14">
        <text:list-item>
          <text:p text:style-name="P83">Контроль за соблюдением законов;</text:p>
        </text:list-item>
        <text:list-item>
          <text:p text:style-name="P84">Издание подзаконных актов в сфере образования, здравоохранения, культуры и т.д;</text:p>
        </text:list-item>
        <text:list-item>
          <text:p text:style-name="P85">Разработка проекта бюджета, который потом предоставляется в думу.</text:p>
        </text:list-item>
      </text:list>
      <text:h text:style-name="Heading_20_3" text:outline-level="3"><text:bookmark-start text:name="__RefHeading___Toc379_863567328"/><text:tab/><text:span text:style-name="T109">Президент РФ</text:span><text:bookmark-end text:name="__RefHeading___Toc379_863567328"/></text:h>
      <text:p text:style-name="P21"><text:tab/><text:span text:style-name="T109">Полномочия президента РФ:</text:span></text:p>
      <text:list xml:id="list1175767615" text:style-name="L15">
        <text:list-item>
          <text:p text:style-name="P86">Президент является главой государства</text:p>
        </text:list-item>
        <text:list-item>
          <text:p text:style-name="P86">Гарантом конституции и территориальной целостности России;</text:p>
        </text:list-item>
        <text:list-item>
          <text:p text:style-name="P87">Верховный главнокомандующий ВС РФ;</text:p>
        </text:list-item>
        <text:list-item>
          <text:p text:style-name="P88">Президент избирает кандидатуру будущего председателя правительства, который по поручению президента формирует кабинет министров. Кандидатуру должна утвердить дума (но если 3 раза дума не утверждает кандидатуру, президент имеет право распустить думу и назначить новые выборы);</text:p>
        </text:list-item>
        <text:list-item>
          <text:p text:style-name="P89">Президент представляет Россию на международной арене;</text:p>
        </text:list-item>
        <text:list-item>
          <text:p text:style-name="P90"><text:soft-page-break/>Имеет право издавать указы, приравниваемые<text:span text:style-name="T110"> по силе</text:span> к закону.</text:p>
        </text:list-item>
      </text:list>
      <text:h text:style-name="Heading_20_3" text:outline-level="3"><text:bookmark-start text:name="__RefHeading___Toc381_863567328"/><text:tab/><text:span text:style-name="T110">Судебная власть</text:span><text:bookmark-end text:name="__RefHeading___Toc381_863567328"/></text:h>
      <text:p text:style-name="Text_20_body"><text:tab/><text:span text:style-name="T110">Федеральные суды:</text:span></text:p>
      <text:list xml:id="list260083378" text:style-name="L16">
        <text:list-item>
          <text:p text:style-name="P91">Верховный суд. Рассматривает дошедшие до него уголовные и экономические дела;</text:p>
        </text:list-item>
        <text:list-item>
          <text:p text:style-name="P91">Конституционный суд. Осуществляет экспертизу законов и подзаконных актов на предмет соответствия конституци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fo:font-weight="bold" officeooo:rsid="0004c5c3" officeooo:paragraph-rsid="0004c5c3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Основы Российской государственности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55:32.869658977</meta:creation-date>
    <dc:date>2023-11-05T17:29:39.753896821</dc:date>
    <meta:editing-duration>PT5H29M52S</meta:editing-duration>
    <meta:editing-cycles>199</meta:editing-cycles>
    <meta:generator>LibreOffice/7.3.7.2$Linux_X86_64 LibreOffice_project/30$Build-2</meta:generator>
    <meta:document-statistic meta:table-count="0" meta:image-count="0" meta:object-count="0" meta:page-count="8" meta:paragraph-count="137" meta:word-count="1598" meta:character-count="12499" meta:non-whitespace-character-count="11032"/>
  </office:meta>
</office:document-meta>
</file>